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4.385cm"/>
    </style:style>
    <style:style style:name="co6" style:family="table-column">
      <style:table-column-properties fo:break-before="auto" style:column-width="14.041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m C:/U</text:p>
          </table:table-cell>
          <table:table-cell office:value-type="string">
            <text:p>sers/akhe/Documents/d</text:p>
          </table:table-cell>
          <table:table-cell office:value-type="string">
            <text:p>evelopment/hardware</text:p>
          </table:table-cell>
          <table:table-cell office:value-type="string">
            <text:p>_zeus/wifi/carambola/blitz/eagle/blitz.sch at 2011-10-05 18:25: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.2UF 50V</text:p>
          </table:table-cell>
          <table:table-cell office:value-type="string">
            <text:p>C-EUC2012</text:p>
          </table:table-cell>
          <table:table-cell office:value-type="string">
            <text:p>C2012</text:p>
          </table:table-cell>
          <table:table-cell office:value-type="string">
            <text:p>CAPACITOR, European symbol</text:p>
          </table:table-cell>
          <table:table-cell office:value-type="string">
            <text:p>Capacity</text:p>
          </table:table-cell>
          <table:table-cell office:value-type="string">
            <text:p>Digikey</text:p>
          </table:table-cell>
          <table:table-cell office:value-type="string">
            <text:p>445-3464-1-ND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2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22pF Cheramic capacitor</text:p>
          </table:table-cell>
          <table:table-cell office:value-type="string">
            <text:p>Bejoken</text:p>
          </table:table-cell>
          <table:table-cell office:value-type="float" office:value="522423">
            <text:p>522423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22pF Cheramic capacitor</text:p>
          </table:table-cell>
          <table:table-cell office:value-type="string">
            <text:p>Bejoken</text:p>
          </table:table-cell>
          <table:table-cell office:value-type="float" office:value="522423">
            <text:p>522423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 50V</text:p>
          </table:table-cell>
          <table:table-cell office:value-type="string">
            <text:p>C-EUC2012</text:p>
          </table:table-cell>
          <table:table-cell office:value-type="string">
            <text:p>C2012</text:p>
          </table:table-cell>
          <table:table-cell office:value-type="string">
            <text:p>CAPACITOR, European symbol</text:p>
          </table:table-cell>
          <table:table-cell office:value-type="string">
            <text:p>Capacity</text:p>
          </table:table-cell>
          <table:table-cell office:value-type="string">
            <text:p>Digikey</text:p>
          </table:table-cell>
          <table:table-cell office:value-type="string">
            <text:p>445-3464-1-ND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2.2uF</text:p>
          </table:table-cell>
          <table:table-cell office:value-type="string">
            <text:p>C-EUC2012</text:p>
          </table:table-cell>
          <table:table-cell office:value-type="string">
            <text:p>C2012</text:p>
          </table:table-cell>
          <table:table-cell office:value-type="string">
            <text:p>CAPACITOR, European symbol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445-3464-1-ND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D1</text:p>
          </table:table-cell>
          <table:table-cell table:number-columns-repeated="2" office:value-type="string">
            <text:p>1N5819</text:p>
          </table:table-cell>
          <table:table-cell office:value-type="string">
            <text:p>SOD-123</text:p>
          </table:table-cell>
          <table:table-cell/>
          <table:table-cell office:value-type="string">
            <text:p>Schotty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LED yellow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Gul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ED Green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Grö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D5</text:p>
          </table:table-cell>
          <table:table-cell table:number-columns-repeated="2" office:value-type="string">
            <text:p>1N5819</text:p>
          </table:table-cell>
          <table:table-cell office:value-type="string">
            <text:p>SOD-123</text:p>
          </table:table-cell>
          <table:table-cell/>
          <table:table-cell office:value-type="string">
            <text:p>Schotty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ED Red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LED rö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Antenna</text:p>
          </table:table-cell>
          <table:table-cell office:value-type="string">
            <text:p>SPECIAL_DRILL_0.1000</text:p>
          </table:table-cell>
          <table:table-cell office:value-type="string">
            <text:p>PAD_0.1000</text:p>
          </table:table-cell>
          <table:table-cell office:value-type="string">
            <text:p>Special drills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BD9001F</text:p>
          </table:table-cell>
          <table:table-cell office:value-type="string">
            <text:p>SOP8</text:p>
          </table:table-cell>
          <table:table-cell/>
          <table:table-cell office:value-type="string">
            <text:p>Swithing regulator</text:p>
          </table:table-cell>
          <table:table-cell office:value-type="string">
            <text:p>Digikey</text:p>
          </table:table-cell>
          <table:table-cell office:value-type="string">
            <text:p>BD9001F-E2CT-ND</text:p>
          </table:table-cell>
          <table:table-cell office:value-type="float" office:value="39.84">
            <text:p>39,84</text:p>
          </table:table-cell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MCP2515</text:p>
          </table:table-cell>
          <table:table-cell office:value-type="string">
            <text:p>SO-18W</text:p>
          </table:table-cell>
          <table:table-cell/>
          <table:table-cell office:value-type="string">
            <text:p>CAN Controller</text:p>
          </table:table-cell>
          <table:table-cell office:value-type="string">
            <text:p>Digikey</text:p>
          </table:table-cell>
          <table:table-cell office:value-type="string">
            <text:p>MCP2515-I/SO-ND</text:p>
          </table:table-cell>
          <table:table-cell office:value-type="float" office:value="15.84">
            <text:p>15,84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SN65HVD232</text:p>
          </table:table-cell>
          <table:table-cell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3.3V CAN tranceiver</text:p>
          </table:table-cell>
          <table:table-cell office:value-type="string">
            <text:p>Digikey</text:p>
          </table:table-cell>
          <table:table-cell office:value-type="string">
            <text:p>296-15381-1-ND</text:p>
          </table:table-cell>
          <table:table-cell office:value-type="float" office:value="26.05">
            <text:p>26,05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BD9001F</text:p>
          </table:table-cell>
          <table:table-cell office:value-type="string">
            <text:p>SOP8</text:p>
          </table:table-cell>
          <table:table-cell/>
          <table:table-cell office:value-type="string">
            <text:p>Swithing regulator</text:p>
          </table:table-cell>
          <table:table-cell office:value-type="string">
            <text:p>Digikey</text:p>
          </table:table-cell>
          <table:table-cell office:value-type="string">
            <text:p>BD9001F-E2CT-ND</text:p>
          </table:table-cell>
          <table:table-cell office:value-type="float" office:value="39.84">
            <text:p>39,84</text:p>
          </table:table-cell>
        </table:table-row>
        <table:table-row table:style-name="ro1">
          <table:table-cell office:value-type="string">
            <text:p>IC5</text:p>
          </table:table-cell>
          <table:table-cell table:number-columns-repeated="2" office:value-type="string">
            <text:p>PIC18F26K20</text:p>
          </table:table-cell>
          <table:table-cell office:value-type="string">
            <text:p>SSOP28</text:p>
          </table:table-cell>
          <table:table-cell/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6K20-I/SS-ND</text:p>
          </table:table-cell>
          <table:table-cell office:value-type="float" office:value="20.98">
            <text:p>20,98</text:p>
          </table:table-cell>
        </table:table-row>
        <table:table-row table:style-name="ro1">
          <table:table-cell office:value-type="string">
            <text:p>IC6</text:p>
          </table:table-cell>
          <table:table-cell table:number-columns-repeated="2" office:value-type="string">
            <text:p>11AA02E48</text:p>
          </table:table-cell>
          <table:table-cell office:value-type="string">
            <text:p>SOT23</text:p>
          </table:table-cell>
          <table:table-cell/>
          <table:table-cell office:value-type="string">
            <text:p>MAC Address</text:p>
          </table:table-cell>
          <table:table-cell office:value-type="string">
            <text:p>Digikey</text:p>
          </table:table-cell>
          <table:table-cell office:value-type="string">
            <text:p>11aa02e48t-i/tt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7</text:p>
          </table:table-cell>
          <table:table-cell table:number-columns-repeated="2" office:value-type="string">
            <text:p>11AA02E48</text:p>
          </table:table-cell>
          <table:table-cell office:value-type="string">
            <text:p>SOT23</text:p>
          </table:table-cell>
          <table:table-cell/>
          <table:table-cell office:value-type="string">
            <text:p>MAC Address</text:p>
          </table:table-cell>
          <table:table-cell office:value-type="string">
            <text:p>Digikey</text:p>
          </table:table-cell>
          <table:table-cell office:value-type="string">
            <text:p>11aa02e48t-i/tt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8</text:p>
          </table:table-cell>
          <table:table-cell table:number-columns-repeated="3" office:value-type="string">
            <text:p>CARAMBOLA</text:p>
          </table:table-cell>
          <table:table-cell/>
          <table:table-cell office:value-type="string">
            <text:p>Linux ;odule</text:p>
          </table:table-cell>
          <table:table-cell office:value-type="string">
            <text:p>8Devices</text:p>
          </table:table-cell>
          <table:table-cell office:value-type="string">
            <text:p>x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J1</text:p>
          </table:table-cell>
          <table:table-cell table:number-columns-repeated="3" office:value-type="string">
            <text:p>22-23-2021</text:p>
          </table:table-cell>
          <table:table-cell office:value-type="string">
            <text:p>.100" (2.54mm) Center Header - 2 Pin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 table:number-columns-repeated="2" office:value-type="string">
            <text:p>MICROSD_SPI_MODE</text:p>
          </table:table-cell>
          <table:table-cell office:value-type="string">
            <text:p>MICRO_SD_CONNECTOR</text:p>
          </table:table-cell>
          <table:table-cell office:value-type="string">
            <text:p>MOLEX - 49225-0821 - CONNECTEUR MICRO SD PUSH/PUSH REVFabricant: MOLEXCode commande Farnell: 1366700Référence fabricant: 49225-0821</text:p>
          </table:table-cell>
          <table:table-cell office:value-type="string">
            <text:p>SD Connector</text:p>
          </table:table-cell>
          <table:table-cell office:value-type="string">
            <text:p>Digikey</text:p>
          </table:table-cell>
          <table:table-cell office:value-type="string">
            <text:p>WM3295ct-ND</text:p>
          </table:table-cell>
          <table:table-cell office:value-type="float" office:value="33.36">
            <text:p>33,36</text:p>
          </table:table-cell>
        </table:table-row>
        <table:table-row table:style-name="ro1">
          <table:table-cell office:value-type="string">
            <text:p>J4</text:p>
          </table:table-cell>
          <table:table-cell table:number-columns-repeated="2" office:value-type="string">
            <text:p>USB-B-S</text:p>
          </table:table-cell>
          <table:table-cell office:value-type="string">
            <text:p>USB-B-SMT</text:p>
          </table:table-cell>
          <table:table-cell office:value-type="string">
            <text:p>USB Connectors</text:p>
          </table:table-cell>
          <table:table-cell office:value-type="string">
            <text:p>USB B connector</text:p>
          </table:table-cell>
          <table:table-cell office:value-type="string">
            <text:p>Digikey</text:p>
          </table:table-cell>
          <table:table-cell office:value-type="string">
            <text:p>ED2994-ND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J5</text:p>
          </table:table-cell>
          <table:table-cell/>
          <table:table-cell table:number-columns-repeated="2" office:value-type="string">
            <text:p>MA03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6</text:p>
          </table:table-cell>
          <table:table-cell/>
          <table:table-cell table:number-columns-repeated="2" office:value-type="string">
            <text:p>MA03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7</text:p>
          </table:table-cell>
          <table:table-cell/>
          <table:table-cell table:number-columns-repeated="2" office:value-type="string">
            <text:p>MA08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8</text:p>
          </table:table-cell>
          <table:table-cell table:number-columns-repeated="2" office:value-type="string">
            <text:p>TAIMAGRPJ-003TC1</text:p>
          </table:table-cell>
          <table:table-cell office:value-type="string">
            <text:p>TAIMAGRJP-003TC1</text:p>
          </table:table-cell>
          <table:table-cell/>
          <table:table-cell office:value-type="string">
            <text:p>Ethernet Trafo</text:p>
          </table:table-cell>
          <table:table-cell office:value-type="string">
            <text:p>Tysk</text:p>
          </table:table-cell>
          <table:table-cell office:value-type="string">
            <text:p>RPC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JP2</text:p>
          </table:table-cell>
          <table:table-cell table:number-columns-repeated="2" office:value-type="string">
            <text:p>TX433_3V_MODULE</text:p>
          </table:table-cell>
          <table:table-cell office:value-type="string">
            <text:p>FOUR</text:p>
          </table:table-cell>
          <table:table-cell/>
          <table:table-cell office:value-type="string">
            <text:p>Transmitter 433MHz</text:p>
          </table:table-cell>
          <table:table-cell office:value-type="string">
            <text:p>Electrokit</text:p>
          </table:table-cell>
          <table:table-cell office:value-type="float" office:value="41004048">
            <text:p>41004048</text:p>
          </table:table-cell>
          <table:table-cell office:value-type="float" office:value="44.5">
            <text:p>44,5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Programming connector</text:p>
          </table:table-cell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1</text:p>
          </table:table-cell>
          <table:table-cell table:number-columns-repeated="3" office:value-type="string">
            <text:p>NR10050T470M</text:p>
          </table:table-cell>
          <table:table-cell/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587-1700-1-ND</text:p>
          </table:table-cell>
          <table:table-cell office:value-type="float" office:value="7.52">
            <text:p>7,52</text:p>
          </table:table-cell>
        </table:table-row>
        <table:table-row table:style-name="ro1">
          <table:table-cell office:value-type="string">
            <text:p>L2</text:p>
          </table:table-cell>
          <table:table-cell table:number-columns-repeated="3" office:value-type="string">
            <text:p>NR10050T470M</text:p>
          </table:table-cell>
          <table:table-cell/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587-1700-1-ND</text:p>
          </table:table-cell>
          <table:table-cell office:value-type="float" office:value="7.52">
            <text:p>7,52</text:p>
          </table:table-cell>
        </table:table-row>
        <table:table-row table:style-name="ro1">
          <table:table-cell office:value-type="string">
            <text:p>L3</text:p>
          </table:table-cell>
          <table:table-cell table:number-columns-repeated="2" office:value-type="string">
            <text:p>FERRITE-BEAD</text:p>
          </table:table-cell>
          <table:table-cell office:value-type="float" office:value="805">
            <text:p>805</text:p>
          </table:table-cell>
          <table:table-cell/>
          <table:table-cell office:value-type="string">
            <text:p>Ferrite</text:p>
          </table:table-cell>
          <table:table-cell office:value-type="string">
            <text:p>Digikey</text:p>
          </table:table-cell>
          <table:table-cell office:value-type="string">
            <text:p>445-1568-1-nd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2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Crystal</text:p>
          </table:table-cell>
          <table:table-cell office:value-type="string">
            <text:p>Digikey</text:p>
          </table:table-cell>
          <table:table-cell office:value-type="string">
            <text:p>887-1053-1-ND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39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90">
            <text:p>454690</text:p>
          </table:table-cell>
          <table:table-cell office:value-type="float" office:value="0.01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4.3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.30K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1.8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8">
            <text:p>454658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20r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26">
            <text:p>454626</text:p>
          </table:table-cell>
          <table:table-cell office:value-type="float" office:value="0.011">
            <text:p>0,01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M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42">
            <text:p>454742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TXC-7V-SERIES 8 MHz</text:p>
          </table:table-cell>
          <table:table-cell table:number-columns-repeated="2" office:value-type="string">
            <text:p>TXC-7V-SERIES</text:p>
          </table:table-cell>
          <table:table-cell/>
          <table:table-cell office:value-type="string">
            <text:p>Kristall</text:p>
          </table:table-cell>
          <table:table-cell office:value-type="string">
            <text:p>Digokey</text:p>
          </table:table-cell>
          <table:table-cell office:value-type="string">
            <text:p>887-1452-1-nd</text:p>
          </table:table-cell>
          <table:table-cell office:value-type="float" office:value="8.18">
            <text:p>8,18</text:p>
          </table:table-cell>
        </table:table-row>
        <table:table-row table:style-name="ro1">
          <table:table-cell office:value-type="string">
            <text:p>Z1</text:p>
          </table:table-cell>
          <table:table-cell table:number-columns-repeated="2" office:value-type="string">
            <text:p>1N4731(4.3V)</text:p>
          </table:table-cell>
          <table:table-cell office:value-type="string">
            <text:p>1N4731</text:p>
          </table:table-cell>
          <table:table-cell/>
          <table:table-cell office:value-type="string">
            <text:p>Zener</text:p>
          </table:table-cell>
          <table:table-cell office:value-type="string">
            <text:p>Digikey</text:p>
          </table:table-cell>
          <table:table-cell office:value-type="string">
            <text:p>1n4731A-tpct-nd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office:value-type="string">
            <text:p>Z2</text:p>
          </table:table-cell>
          <table:table-cell table:number-columns-repeated="2" office:value-type="string">
            <text:p>1N4731(4.3V)</text:p>
          </table:table-cell>
          <table:table-cell office:value-type="string">
            <text:p>1N4731</text:p>
          </table:table-cell>
          <table:table-cell/>
          <table:table-cell office:value-type="string">
            <text:p>Zener</text:p>
          </table:table-cell>
          <table:table-cell office:value-type="string">
            <text:p>Digikey</text:p>
          </table:table-cell>
          <table:table-cell office:value-type="string">
            <text:p>1n4731A-tpct-nd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number-columns-repeated="8"/>
          <table:table-cell table:style-name="ce1" table:formula="of:=SUM([.I4:.I86])" office:value-type="float" office:value="594.016">
            <text:p>594,02</text:p>
          </table:table-cell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2014-07-02</text:date>, <text:time>20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6M32S</meta:editing-duration>
    <meta:editing-cycles>5</meta:editing-cycles>
    <meta:generator>OpenOffice/4.1.0$Win32 OpenOffice.org_project/410m18$Build-9764</meta:generator>
    <dc:date>2014-07-02T20:12:11.87</dc:date>
    <dc:creator>Ake Hedman</dc:creator>
    <meta:document-statistic meta:table-count="4" meta:cell-count="735" meta:object-count="0"/>
    <meta:user-defined meta:name="Info 1"/>
    <meta:user-defined meta:name="Info 2"/>
    <meta:user-defined meta:name="Info 3"/>
    <meta:user-defined meta:name="Info 4"/>
  </office:meta>
</office:document-meta>
</file>